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5">
      <style:text-properties fo:color="#ff0000" fo:font-weight="bold" style:font-weight-asian="bold" style:font-weight-complex="bold"/>
    </style:style>
    <style:style style:name="P7" style:family="paragraph" style:parent-style-name="Standard" style:list-style-name="L6"/>
    <style:style style:name="P8" style:family="paragraph" style:parent-style-name="Standard" style:list-style-name="L5">
      <style:text-properties fo:font-style="normal" style:font-style-asian="normal" style:font-style-complex="normal"/>
    </style:style>
    <style:style style:name="P9" style:family="paragraph" style:list-style-name="L5">
      <style:text-properties fo:font-weight="normal" style:font-weight-asian="normal" style:font-weight-complex="normal"/>
    </style:style>
    <style:style style:name="P10" style:family="paragraph" style:parent-style-name="Standard" style:list-style-name="L5">
      <style:paragraph-properties fo:margin-left="3.679cm" fo:margin-right="0cm" fo:text-indent="-1.139cm" style:auto-text-indent="false" style:shadow="none">
        <style:tab-stops/>
      </style:paragraph-properties>
    </style:style>
    <style:style style:name="P11" style:family="paragraph" style:parent-style-name="Heading_20_1">
      <style:paragraph-properties fo:text-align="start" style:justify-single-word="false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emissas do novo sistema de Avaliação Institucional</text:h>
      <text:h text:style-name="Heading_20_2" text:outline-level="2">Foco</text:h>
      <text:list xml:id="list1675112891" text:style-name="L1">
        <text:list-item>
          <text:p text:style-name="P1">O foco do novo sistema será a avaliação de cursos superiores e técnicos: </text:p>
          <text:list>
            <text:list-item>
              <text:p text:style-name="P1">Graduação; </text:p>
            </text:list-item>
            <text:list-item>
              <text:p text:style-name="P1">Sequencial; </text:p>
            </text:list-item>
            <text:list-item>
              <text:p text:style-name="P1">Tecnólogo; </text:p>
            </text:list-item>
            <text:list-item>
              <text:p text:style-name="P1">Técnicos. </text:p>
            </text:list-item>
          </text:list>
        </text:list-item>
        <text:list-item>
          <text:p text:style-name="P1">A avaliação de cursos de pós-graduação e mestrado (pós-graduação, especialização, MBA, mestrado)</text:p>
          <text:list>
            <text:list-item>
              <text:p text:style-name="P1">será realizada após o término da disciplina por um processo online feito através do sistema de <text:s/>pesquisas desenvolvido pelo NTI ou mesmo por formulário em papel;</text:p>
            </text:list-item>
          </text:list>
        </text:list-item>
        <text:list-item>
          <text:p text:style-name="P1">Avaliação da Extensão será por processo manual através de formulários impressos e lidos no TeleForm;</text:p>
        </text:list-item>
        <text:list-item>
          <text:p text:style-name="P1">Avaliação de Eventos será por processo manual através de formulários impressos e lidos no TeleForm;</text:p>
        </text:list-item>
      </text:list>
      <text:p text:style-name="Standard"/>
      <text:h text:style-name="Heading_20_2" text:outline-level="2">Preparação dos dados</text:h>
      <text:list xml:id="list418059621" text:style-name="L2">
        <text:list-item>
          <text:p text:style-name="P2">Minimizar a carga de dados a partir de outros sistemas (Ex: Alunos, cursos e matrículas);</text:p>
        </text:list-item>
        <text:list-item>
          <text:p text:style-name="P2">Maximizar o uso de dados online. Ex: Agrupador de currículos (Projeto Pedagógico);</text:p>
        </text:list-item>
        <text:list-item>
          <text:p text:style-name="P2">Caso necessário for, ajustar outros sistemas. Ex: Campo responsável pelo projeto pedagógico;</text:p>
        </text:list-item>
        <text:list-item>
          <text:p text:style-name="P2">Realizar os ajustes de dados incorretos (alocações de cursos, responsáveis) diretamente nos sistemas de origem;</text:p>
        </text:list-item>
        <text:list-item>
          <text:p text:style-name="P2">Operações acadêmicas (matrícula, trancamento) devem refletir de maneira dinâmica na avaliação (habilitando/não);</text:p>
        </text:list-item>
      </text:list>
      <text:p text:style-name="Standard"/>
      <text:h text:style-name="Heading_20_2" text:outline-level="2">Organização dos dados</text:h>
      <text:list xml:id="list1463962152" text:style-name="L3">
        <text:list-item>
          <text:p text:style-name="P3">Criar formulários de questionamentos de maneira dinâmica;</text:p>
        </text:list-item>
        <text:list-item>
          <text:p text:style-name="P3">Utilizar a granularidade correta no momento de armazenar as informações;</text:p>
        </text:list-item>
        <text:list-item>
          <text:p text:style-name="P3">Evitar replicação de dados nas linhas. Ex: Dados de cursos nas linhas de matrículas;</text:p>
        </text:list-item>
      </text:list>
      <text:p text:style-name="Standard"/>
      <text:h text:style-name="Heading_20_2" text:outline-level="2">Preenchimento dos formulários</text:h>
      <text:list xml:id="list1383011249" text:style-name="L4">
        <text:list-item>
          <text:p text:style-name="P4">Manter a mesma estrutura de preenchimento de formulários por parte dos alunos, que já é homologada;</text:p>
        </text:list-item>
        <text:list-item>
          <text:p text:style-name="P4">Formulários disponíveis <text:span text:style-name="T2">atualmente</text:span>:</text:p>
          <text:list>
            <text:list-item>
              <text:p text:style-name="P4">Avaliação Discente (aluno)</text:p>
              <text:list>
                <text:list-item>
                  <text:p text:style-name="P4">Auto-Avaliação</text:p>
                </text:list-item>
                <text:list-item>
                  <text:p text:style-name="P4">Avaliação do professor</text:p>
                </text:list-item>
                <text:list-item>
                  <text:p text:style-name="P4">Avaliação do coordenador</text:p>
                </text:list-item>
                <text:list-item>
                  <text:p text:style-name="P4">Avaliação do curso</text:p>
                </text:list-item>
                <text:list-item>
                  <text:p text:style-name="P4">Serviços e infraestrutura (1x ao ano)</text:p>
                </text:list-item>
              </text:list>
            </text:list-item>
            <text:list-item>
              <text:p text:style-name="P4">Avaliação Docente (professor)</text:p>
              <text:list>
                <text:list-item>
                  <text:p text:style-name="P4">Auto-Avaliação</text:p>
                </text:list-item>
                <text:list-item>
                  <text:p text:style-name="P4">Avaliação da turma</text:p>
                </text:list-item>
                <text:list-item>
                  <text:p text:style-name="P4">Avaliação do coordenador</text:p>
                </text:list-item>
                <text:list-item>
                  <text:p text:style-name="P4">Avaliação do curso</text:p>
                </text:list-item>
                <text:list-item>
                  <text:p text:style-name="P4">Serviços e infraestrutura (1x ao ano) </text:p>
                </text:list-item>
                <text:list-item>
                  <text:p text:style-name="P4"><text:soft-page-break/>Pesquisa de clima (1x ao ano, professores/funcionários) </text:p>
                </text:list-item>
              </text:list>
            </text:list-item>
          </text:list>
        </text:list-item>
      </text:list>
      <text:p text:style-name="Standard"/>
      <text:h text:style-name="Heading_20_2" text:outline-level="2">Regras de negócio por perfil, formulário e bloco</text:h>
      <text:list xml:id="list209774310" text:style-name="L5">
        <text:list-item>
          <text:p>Perfil: Aluno (contrato ativo como aluno no alfa)</text:p>
          <text:list>
            <text:list-item>
              <text:p text:style-name="P5">Formulário Disciplinas normais</text:p>
              <text:list>
                <text:list-item>
                  <text:p text:style-name="P5">Regra: <text:s/>matrícula ativa em disciplina normal marcada para avaliar</text:p>
                </text:list-item>
                <text:list-item>
                  <text:p text:style-name="P5">Blocos:</text:p>
                  <text:list>
                    <text:list-item>
                      <text:p text:style-name="P10">1) Desempenho na disciplina (<text:span text:style-name="T3">granularidade por matrícula em disciplina marcada para avaliar</text:span>);</text:p>
                    </text:list-item>
                    <text:list-item>
                      <text:p text:style-name="P10">2) Avalie o professor (<text:span text:style-name="T3">idem ao item 1</text:span>);</text:p>
                    </text:list-item>
                    <text:list-item>
                      <text:p text:style-name="P10">3) Avalie o currículo do curso (<text:span text:style-name="T3">granularidade por currículo do contrato das disciplinas do item 1</text:span>);</text:p>
                    </text:list-item>
                    <text:list-item>
                      <text:p text:style-name="P10">4) Desempenho do coordenador (<text:span text:style-name="T3">granularidade por currículo do contrato das disciplinas do item 1</text:span>);</text:p>
                    </text:list-item>
                    <text:list-item>
                      <text:p text:style-name="P10">5) Informações gerais (<text:span text:style-name="T3">granularidade por instituição</text:span>);</text:p>
                    </text:list-item>
                  </text:list>
                </text:list-item>
              </text:list>
            </text:list-item>
            <text:list-item>
              <text:p text:style-name="P5">Formulário Disciplinas de estágio</text:p>
              <text:list>
                <text:list-item>
                  <text:p text:style-name="P5">Regra: <text:s/>matrícula ativa em disciplina de estágio marcada para avaliar</text:p>
                </text:list-item>
                <text:list-item>
                  <text:p text:style-name="P5">Blocos:</text:p>
                  <text:list>
                    <text:list-item>
                      <text:p text:style-name="P5">1) Orientador do estágio (<text:span text:style-name="T3">granularidade por disciplina de estágio marcada para avaliar</text:span>);</text:p>
                    </text:list-item>
                    <text:list-item>
                      <text:p text:style-name="P5">2) Avaliação do estágio (<text:span text:style-name="T3">sem granularidade = 1 vez</text:span>);</text:p>
                    </text:list-item>
                  </text:list>
                </text:list-item>
              </text:list>
            </text:list-item>
            <text:list-item>
              <text:p text:style-name="P5">Formulário Serviços</text:p>
              <text:list>
                <text:list-item>
                  <text:p text:style-name="P5">Regra: sem regra</text:p>
                </text:list-item>
                <text:list-item>
                  <text:p text:style-name="P5">Blocos:</text:p>
                  <text:list>
                    <text:list-item>
                      <text:p text:style-name="P5">1) Serviços e recursos (<text:span text:style-name="T3">granularidade por instituição</text:span>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Perfil: Professor (contrato do siga ativo e está vinculado a um centro)</text:p>
          <text:list>
            <text:list-item>
              <text:p text:style-name="P5">Formulário Disciplinas normais</text:p>
              <text:list>
                <text:list-item>
                  <text:p text:style-name="P5">Regra: possui ao menos uma disciplina a avaliar</text:p>
                </text:list-item>
                <text:list-item>
                  <text:p text:style-name="P5">Blocos:</text:p>
                  <text:list>
                    <text:list-item>
                      <text:p text:style-name="P5">1) Desempenho da turma <text:span text:style-name="T3">(granularidade por disciplina que ele é professor e que está marcada para avaliar)</text:span></text:p>
                    </text:list-item>
                    <text:list-item>
                      <text:p text:style-name="P5">2) Avalie o currículo do curso vinculado a cada uma das disciplinas <text:span text:style-name="T3">(idem ao item 1)</text:span></text:p>
                    </text:list-item>
                    <text:list-item>
                      <text:p text:style-name="P8">3) Avalie <text:s/>o desempenho do coordenador do curso <text:span text:style-name="T3">(granularidade por curso ao qual o professor tenha disciplinas marcadas para avaliar)</text:span></text:p>
                    </text:list-item>
                    <text:list-item>
                      <text:p text:style-name="P8">4,5,6,7) Técnicas de ensino, instrumentos de avaliação, pontos Positivos e Pontos Negativos<text:span text:style-name="T3"> (granularidade por instituição)</text:span></text:p>
                    </text:list-item>
                    <text:list-item>
                      <text:p text:style-name="P8">8) Comentários relativos às disciplinas avaliadas <text:span text:style-name="T3">(granularidade por instituição)</text:span></text:p>
                    </text:list-item>
                  </text:list>
                </text:list-item>
              </text:list>
            </text:list-item>
            <text:list-item>
              <text:p text:style-name="P5">Formulário Serviços</text:p>
              <text:list>
                <text:list-item>
                  <text:p text:style-name="P5">Regra: sem regra</text:p>
                </text:list-item>
                <text:list-item>
                  <text:p text:style-name="P5">Blocos:</text:p>
                  <text:list>
                    <text:list-item>
                      <text:p text:style-name="P5">1) Imagem institucional <text:span text:style-name="T3">(granularidade por instituição)</text:span></text:p>
                    </text:list-item>
                    <text:list-item>
                      <text:p text:style-name="P5">2) Relações de trabalho <text:span text:style-name="T3">(idem ao item 1)</text:span></text:p>
                    </text:list-item>
                    <text:list-item>
                      <text:p text:style-name="P5"><text:span text:style-name="T4">3) Comunicação </text:span><text:span text:style-name="T3">(idem ao item 1)</text:span></text:p>
                    </text:list-item>
                    <text:list-item>
                      <text:p text:style-name="P5"><text:span text:style-name="T4">4) Qualidade de vida no trabalho (idem ao item 1)</text:span></text:p>
                    </text:list-item>
                    <text:list-item>
                      <text:p text:style-name="P5"><text:span text:style-name="T4">5) Motivação e desenvolvimento (idem ao item 1)</text:span></text:p>
                    </text:list-item>
                    <text:list-item>
                      <text:p text:style-name="P5"><text:span text:style-name="T4">6) Remuneração e benefícios (idem ao item 1)</text:span></text:p>
                    </text:list-item>
                    <text:list-item>
                      <text:p text:style-name="P5"><text:span text:style-name="T4">7) Pontos positivos (idem ao item 1)</text:span></text:p>
                    </text:list-item>
                    <text:list-item>
                      <text:p text:style-name="P5"><text:span text:style-name="T4">8) Pontos negativos (idem ao item 1)</text:span></text:p>
                    </text:list-item>
                  </text:list>
                </text:list-item>
              </text:list>
            </text:list-item>
            <text:list-item>
              <text:p text:style-name="P5"><text:soft-page-break/>Formulário Clima e infraestrutura <text:span text:style-name="T3">(idem ao item 1)</text:span></text:p>
              <text:list>
                <text:list-item>
                  <text:p text:style-name="P5">Regra: sem regra</text:p>
                </text:list-item>
                <text:list-item>
                  <text:p text:style-name="P5">Blocos:</text:p>
                  <text:list>
                    <text:list-item>
                      <text:p text:style-name="P5">1) Avalie os seguintes serviços e infraestrutura <text:span text:style-name="T3">(granularidade por instituição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Perfil: Funcionário</text:p>
          <text:list>
            <text:list-item>
              <text:p text:style-name="P5">Formulário Clima e infraestrutura</text:p>
              <text:list>
                <text:list-item>
                  <text:p text:style-name="P5">Regra: sem regra</text:p>
                </text:list-item>
                <text:list-item>
                  <text:p text:style-name="P5">Blocos:</text:p>
                  <text:list>
                    <text:list-item>
                      <text:p text:style-name="P5">1) Imagem institucional <text:span text:style-name="T3">(sem granularidade)</text:span></text:p>
                    </text:list-item>
                    <text:list-item>
                      <text:p text:style-name="P5">2) Relações de trabalho <text:span text:style-name="T3">(idem ao item 1)</text:span></text:p>
                    </text:list-item>
                    <text:list-item>
                      <text:p text:style-name="P8">3) Comunicação <text:span text:style-name="T3">(idem ao item 1)</text:span></text:p>
                    </text:list-item>
                    <text:list-item>
                      <text:p text:style-name="P8">4) Qualidade de vida no trabalho <text:span text:style-name="T3">(idem ao item 1)</text:span></text:p>
                    </text:list-item>
                    <text:list-item>
                      <text:p text:style-name="P8">5) Motivação e desenvolvimento <text:span text:style-name="T3">(idem ao item 1)</text:span></text:p>
                    </text:list-item>
                    <text:list-item>
                      <text:p text:style-name="P8">6) Remuneração e benefícios <text:span text:style-name="T3">(idem ao item 1)</text:span></text:p>
                    </text:list-item>
                    <text:list-item>
                      <text:p text:style-name="P5"><text:span text:style-name="T4">7) Pontos positivos (idem ao item 1)</text:span></text:p>
                    </text:list-item>
                    <text:list-item>
                      <text:p text:style-name="P5"><text:span text:style-name="T4">8) Pontos negativos (idem ao item 1)</text:span></text:p>
                    </text:list-item>
                  </text:list>
                </text:list-item>
              </text:list>
            </text:list-item>
            <text:list-item>
              <text:p text:style-name="P5">Formulário Clima e infraestrutura</text:p>
              <text:list>
                <text:list-item>
                  <text:p text:style-name="P5">Regra: sem regra</text:p>
                </text:list-item>
                <text:list-item>
                  <text:p text:style-name="P5">Blocos:</text:p>
                  <text:list>
                    <text:list-item>
                      <text:p text:style-name="P5">1) Avaliação dos serviços e infraestrutura <text:span text:style-name="T3">(granularidade por instituição)</text:span></text:p>
                    </text:list-item>
                    <text:list-item>
                      <text:p text:style-name="P8">2) Registre seu comentário/sugestão sobre serviços utilizados <text:span text:style-name="T3">(granularidade por instituição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3"/></text:p>
      <text:p text:style-name="Standard"><text:span text:style-name="T3"/></text:p>
      <text:list xml:id="list1357937803" text:continue-numbering="true" text:style-name="L5">
        <text:list-item>
          <text:p text:style-name="P6">Documentar regras de liberação de formulários e blocos de preenchimento:</text:p>
          <text:list>
            <text:list-item>
              <text:p text:style-name="P5">Avaliação Discente (aluno): <text:span text:style-name="T1">Libera quando...</text:span></text:p>
              <text:list>
                <text:list-item>
                  <text:p text:style-name="P5">Auto-Avaliação: <text:span text:style-name="T1">Libera quando...</text:span></text:p>
                </text:list-item>
                <text:list-item>
                  <text:p text:style-name="P5">Avaliação do professor: <text:span text:style-name="T1">Libera quando...</text:span></text:p>
                </text:list-item>
                <text:list-item>
                  <text:p text:style-name="P5">Avaliação do coordenador: <text:span text:style-name="T1">Libera quando...</text:span></text:p>
                </text:list-item>
                <text:list-item>
                  <text:p text:style-name="P5">Avaliação do curso: <text:span text:style-name="T1">Libera quando...</text:span></text:p>
                </text:list-item>
                <text:list-item>
                  <text:p text:style-name="P5">Serviços e infraestrutura (1x ao ano): <text:span text:style-name="T1">Libera quando...</text:span></text:p>
                </text:list-item>
              </text:list>
            </text:list-item>
            <text:list-item>
              <text:p text:style-name="P5">Avaliação Docente (professor): <text:span text:style-name="T1">Libera quando...</text:span></text:p>
              <text:list>
                <text:list-item>
                  <text:p text:style-name="P5">Auto-Avaliação: <text:span text:style-name="T1">Libera quando...</text:span></text:p>
                </text:list-item>
                <text:list-item>
                  <text:p text:style-name="P5">Avaliação da turma: <text:span text:style-name="T1">Libera quando...</text:span></text:p>
                </text:list-item>
                <text:list-item>
                  <text:p text:style-name="P5">Avaliação do coordenador: <text:span text:style-name="T1">Libera quando...</text:span></text:p>
                </text:list-item>
                <text:list-item>
                  <text:p text:style-name="P5">Avaliação do curso: <text:span text:style-name="T1">Libera quando...</text:span></text:p>
                </text:list-item>
                <text:list-item>
                  <text:p text:style-name="P5">Serviços e infraestrutura (1x ao ano) : <text:span text:style-name="T1">Libera quando...</text:span></text:p>
                </text:list-item>
                <text:list-item>
                  <text:p text:style-name="P5"><text:span text:style-name="T2">Pesquisa de clima (1x ao ano, professores/funcionários) :</text:span><text:span text:style-name="T1"> Libera quando...</text:span></text:p>
                </text:list-item>
              </text:list>
            </text:list-item>
          </text:list>
        </text:list-item>
      </text:list>
      <text:h text:style-name="Heading_20_2" text:outline-level="2">Desejos do usuário</text:h>
      <text:list xml:id="list688341645" text:style-name="L6">
        <text:list-item>
          <text:p text:style-name="P7">Professor poder visualizar resultados de sua avaliação durante o período de preenchimento;</text:p>
        </text:list-item>
        <text:list-item>
          <text:p text:style-name="P7">Aluno poder preencher a avaliação e salvar em partes e continuar posterior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199cm" fo:margin-bottom="0cm"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cm"/>
      <style:text-properties style:font-name="Arial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08-18T08:52:30</meta:creation-date>
    <dc:date>2011-08-24T11:52:49</dc:date>
    <dc:creator>pablo </dc:creator>
    <meta:editing-duration>PT04H06M59S</meta:editing-duration>
    <meta:editing-cycles>30</meta:editing-cycles>
    <meta:generator>OpenOffice.org/3.2$Linux OpenOffice.org_project/320m12$Build-9483</meta:generator>
    <meta:document-statistic meta:table-count="0" meta:image-count="0" meta:object-count="0" meta:page-count="3" meta:paragraph-count="114" meta:word-count="899" meta:character-count="5574"/>
  </office:meta>
</office:document-meta>
</file>